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P4"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6"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8" style:family="paragraph" style:parent-style-name="Standard">
      <style:paragraph-properties fo:text-align="start" style:justify-single-word="false"/>
      <style:text-properties style:font-name="Arial" fo:font-size="11pt" fo:font-style="italic" fo:font-weight="normal" fo:background-color="#ffff99" style:font-size-asian="11pt" style:font-style-asian="italic" style:font-weight-asian="normal" style:font-size-complex="11pt" style:font-style-complex="italic" style:font-weight-complex="normal"/>
    </style:style>
    <style:style style:name="P9" style:family="paragraph" style:parent-style-name="Standard">
      <style:paragraph-properties fo:text-align="center" style:justify-single-word="false"/>
      <style:text-properties style:font-name="Arial" fo:font-size="11pt" style:font-size-asian="11pt" style:font-size-complex="11pt"/>
    </style:style>
    <style:style style:name="P10"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11" style:family="paragraph" style:parent-style-name="Standard">
      <style:paragraph-properties fo:text-align="center" style:justify-single-word="false" style:snap-to-layout-grid="false"/>
      <style:text-properties style:font-name="Arial" fo:font-size="11pt" style:text-underline-style="none" fo:font-weight="normal" fo:background-color="transparent"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1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1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17"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18"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19" style:family="paragraph" style:parent-style-name="Standard" style:master-page-name="">
      <style:paragraph-properties style:page-number="auto" fo:background-color="transparent">
        <style:tab-stops/>
        <style:background-image/>
      </style:paragraph-properties>
    </style:style>
    <style:style style:name="P20" style:family="paragraph" style:parent-style-name="Standard">
      <style:paragraph-properties fo:background-color="transparent">
        <style:tab-stops/>
        <style:background-image/>
      </style:paragraph-properties>
    </style:style>
    <style:style style:name="P21" style:family="paragraph" style:parent-style-name="Text_20_body">
      <style:paragraph-properties fo:text-align="start" style:justify-single-word="false"/>
      <style:text-properties style:font-name="Times New Roman" fo:font-size="10.5pt" style:font-size-asian="10.5pt" style:font-size-complex="10.5pt"/>
    </style:style>
    <style:style style:name="P22" style:family="paragraph" style:parent-style-name="Normale_20__28_Web_29_">
      <style:paragraph-properties fo:margin-left="0.501cm" fo:margin-right="0cm" fo:margin-top="0.176cm" fo:margin-bottom="0cm" fo:line-height="200%" fo:text-align="justify" style:justify-single-word="false" fo:text-indent="0cm" style:auto-text-indent="false"/>
      <style:text-properties style:use-window-font-color="true" style:font-name="Arial" fo:font-size="11pt" style:font-size-asian="11pt" style:font-size-complex="11pt"/>
    </style:style>
    <style:style style:name="P23"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Arial" fo:font-size="11pt" fo:font-weight="bold" style:font-size-asian="11pt" style:font-weight-asian="bold" style:font-size-complex="11pt"/>
    </style:style>
    <style:style style:name="P24" style:family="paragraph" style:parent-style-name="Standard">
      <style:paragraph-properties fo:margin-left="0.501cm" fo:margin-right="0.499cm" fo:line-height="200%" fo:text-indent="0cm" style:auto-text-indent="false"/>
      <style:text-properties style:use-window-font-color="true" style:font-name="Arial" fo:font-size="11pt" fo:font-weight="bold" style:font-size-asian="11pt" style:font-weight-asian="bold" style:font-size-complex="11pt" style:font-weight-complex="bold"/>
    </style:style>
    <style:style style:name="P25"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Arial" fo:font-size="11pt" fo:font-weight="bold" style:font-size-asian="11pt" style:font-weight-asian="bold" style:font-size-complex="11pt" style:font-weight-complex="bold"/>
    </style:style>
    <style:style style:name="P26"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Arial" fo:font-size="11pt" style:font-size-asian="11pt" style:font-size-complex="11pt"/>
    </style:style>
    <style:style style:name="P27" style:family="paragraph" style:parent-style-name="Standard">
      <style:paragraph-properties fo:margin-left="0.501cm" fo:margin-right="0.499cm" fo:line-height="200%" fo:text-align="justify" style:justify-single-word="false" fo:text-indent="0cm" style:auto-text-indent="false" style:vertical-align="auto"/>
      <style:text-properties style:use-window-font-color="true" style:font-name="Arial" fo:font-size="11pt" style:font-size-asian="11pt" style:font-size-complex="11pt"/>
    </style:style>
    <style:style style:name="P28" style:family="paragraph" style:parent-style-name="Standard">
      <style:paragraph-properties fo:margin-left="0.501cm" fo:margin-right="0.499cm" fo:line-height="200%" fo:text-indent="0cm" style:auto-text-indent="false"/>
      <style:text-properties style:use-window-font-color="true" style:font-name="Arial" fo:font-size="11pt" style:font-size-asian="11pt" style:font-size-complex="11pt" style:font-weight-complex="bold"/>
    </style:style>
    <style:style style:name="P29"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Arial" fo:font-size="11pt" style:font-size-asian="11pt" style:font-size-complex="11pt" style:font-weight-complex="bold"/>
    </style:style>
    <style:style style:name="P30"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Arial" fo:font-size="11pt" fo:background-color="transparent" style:font-size-asian="11pt" style:font-size-complex="11pt"/>
    </style:style>
    <style:style style:name="P31" style:family="paragraph" style:parent-style-name="Standard">
      <style:paragraph-properties fo:margin-left="0.501cm" fo:margin-right="0.499cm" fo:margin-top="0.212cm" fo:margin-bottom="0cm" fo:line-height="200%" fo:text-align="justify" style:justify-single-word="false" fo:text-indent="0cm" style:auto-text-indent="false"/>
      <style:text-properties style:use-window-font-color="true" style:font-name="Arial" fo:font-size="11pt" style:font-size-asian="11pt" style:font-size-complex="11pt"/>
    </style:style>
    <style:style style:name="P3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Arial" fo:font-size="11pt" style:font-size-asian="11pt" style:font-size-complex="11pt"/>
    </style:style>
    <style:style style:name="P3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Arial" fo:font-size="11pt" fo:background-color="transparent" style:font-size-asian="11pt" style:font-size-complex="11pt"/>
    </style:style>
    <style:style style:name="P34"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style:use-window-font-color="true" style:font-name="Arial" fo:font-size="11pt" fo:font-weight="bold" style:font-size-asian="11pt" style:font-weight-asian="bold" style:font-size-complex="11pt" style:font-weight-complex="bold"/>
    </style:style>
    <style:style style:name="P35"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style:use-window-font-color="true" style:font-name="Arial" fo:font-size="11pt" fo:font-weight="bold" style:font-size-asian="11pt" style:font-weight-asian="bold" style:font-size-complex="11pt" style:font-weight-complex="bold"/>
    </style:style>
    <style:style style:name="P36"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37" style:family="paragraph" style:parent-style-name="Standard">
      <style:text-properties style:font-name="Arial" fo:font-size="11pt" style:font-size-asian="11pt" style:font-size-complex="11pt"/>
    </style:style>
    <style:style style:name="P38" style:family="paragraph" style:parent-style-name="Standard">
      <style:paragraph-properties fo:line-height="200%" fo:text-align="justify" style:justify-single-word="false"/>
      <style:text-properties style:font-name="Arial" fo:font-size="11pt" style:font-size-asian="11pt" style:font-size-complex="11pt"/>
    </style:style>
    <style:style style:name="P39" style:family="paragraph" style:parent-style-name="Standard" style:list-style-name="L13">
      <style:paragraph-properties fo:line-height="200%" fo:text-align="justify" style:justify-single-word="false"/>
      <style:text-properties style:font-name="Arial" fo:font-size="11pt" style:font-size-asian="11pt" style:font-size-complex="11pt"/>
    </style:style>
    <style:style style:name="P40" style:family="paragraph" style:parent-style-name="Standard">
      <style:paragraph-properties fo:text-align="justify" style:justify-single-word="false"/>
      <style:text-properties style:font-name="Arial" fo:font-size="11pt" style:font-size-asian="11pt" style:font-size-complex="11pt"/>
    </style:style>
    <style:style style:name="P41" style:family="paragraph" style:parent-style-name="Standard">
      <style:paragraph-properties fo:text-align="end" style:justify-single-word="false"/>
      <style:text-properties style:font-name="Arial" fo:font-size="11pt" style:font-size-asian="11pt" style:font-size-complex="11pt"/>
    </style:style>
    <style:style style:name="P42" style:family="paragraph" style:parent-style-name="Standard">
      <style:paragraph-properties fo:text-align="end" style:justify-single-word="false" style:snap-to-layout-grid="false"/>
      <style:text-properties style:font-name="Arial" fo:font-size="11pt" style:font-size-asian="11pt" style:font-size-complex="11pt"/>
    </style:style>
    <style:style style:name="P43" style:family="paragraph" style:parent-style-name="Standard">
      <style:paragraph-properties fo:text-align="end" style:justify-single-word="false" style:snap-to-layout-grid="false"/>
      <style:text-properties style:font-name="Arial" fo:font-size="11pt" fo:font-weight="bold" style:font-size-asian="11pt" style:font-weight-asian="bold" style:font-size-complex="11pt"/>
    </style:style>
    <style:style style:name="P44" style:family="paragraph" style:parent-style-name="Standard" style:list-style-name="L1">
      <style:paragraph-properties fo:margin-left="0.501cm" fo:margin-right="0.499cm" fo:line-height="200%" fo:text-align="justify" style:justify-single-word="false" fo:text-indent="0cm" style:auto-text-indent="false"/>
      <style:text-properties style:use-window-font-color="true" style:font-name="Arial" fo:font-size="11pt" style:font-size-asian="11pt" style:font-size-complex="11pt"/>
    </style:style>
    <style:style style:name="P45" style:family="paragraph" style:parent-style-name="Standard" style:list-style-name="L1">
      <style:paragraph-properties fo:margin-left="0.501cm" fo:margin-right="0.499cm" fo:line-height="200%" fo:text-align="justify" style:justify-single-word="false" fo:text-indent="0cm" style:auto-text-indent="false"/>
      <style:text-properties style:use-window-font-color="true" style:font-name="Arial" fo:font-size="11pt" fo:background-color="#ffff00" style:font-size-asian="11pt" style:font-size-complex="11pt"/>
    </style:style>
    <style:style style:name="P46"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Arial" fo:font-size="11pt" style:font-size-asian="11pt" style:font-size-complex="11pt"/>
    </style:style>
    <style:style style:name="P47" style:family="paragraph" style:parent-style-name="Standard">
      <style:paragraph-properties fo:margin-left="0.501cm" fo:margin-right="0.499cm" fo:line-height="200%" fo:text-align="justify" style:justify-single-word="false" fo:text-indent="0cm" style:auto-text-indent="false" style:vertical-align="auto"/>
      <style:text-properties style:use-window-font-color="true" style:font-name="Arial" fo:font-size="11pt" style:font-size-asian="11pt" style:font-size-complex="11pt"/>
    </style:style>
    <style:style style:name="P48"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Arial" fo:font-size="11pt" fo:background-color="transparent" style:font-size-asian="11pt" style:font-size-complex="11pt"/>
    </style:style>
    <style:style style:name="P49" style:family="paragraph" style:parent-style-name="Standard">
      <style:paragraph-properties fo:margin-left="0.501cm" fo:margin-right="0.499cm" fo:line-height="200%" fo:text-align="center" style:justify-single-word="false" fo:text-indent="0cm" style:auto-text-indent="false"/>
      <style:text-properties style:font-name="Arial" fo:font-size="11pt" fo:font-weight="bold" style:font-size-asian="11pt" style:font-weight-asian="bold" style:font-size-complex="11pt"/>
    </style:style>
    <style:style style:name="P50" style:family="paragraph" style:parent-style-name="Standard">
      <style:paragraph-properties fo:margin-left="0.501cm" fo:margin-right="0.499cm" fo:line-height="200%" fo:text-align="justify" style:justify-single-word="false" fo:text-indent="0cm" style:auto-text-indent="false"/>
      <style:text-properties style:font-name="Arial" fo:font-size="11pt" fo:font-weight="bold" style:font-size-asian="11pt" style:font-weight-asian="bold" style:font-size-complex="11pt"/>
    </style:style>
    <style:style style:name="P51" style:family="paragraph" style:parent-style-name="Standard">
      <style:paragraph-properties fo:margin-left="0.501cm" fo:margin-right="0.499cm" fo:line-height="200%" fo:text-indent="0cm" style:auto-text-indent="false"/>
      <style:text-properties style:font-name="Arial" fo:font-size="11pt" fo:font-weight="bold" style:font-size-asian="11pt" style:font-weight-asian="bold" style:font-size-complex="11pt" style:font-weight-complex="bold"/>
    </style:style>
    <style:style style:name="P52" style:family="paragraph" style:parent-style-name="Standard" style:list-style-name="L3">
      <style:paragraph-properties fo:margin-left="0.501cm" fo:margin-right="0.499cm" fo:line-height="200%"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53" style:family="paragraph" style:parent-style-name="Standard">
      <style:paragraph-properties fo:margin-left="0.501cm" fo:margin-right="0.499cm" fo:line-height="200%" fo:text-align="justify" style:justify-single-word="false" fo:text-indent="0cm" style:auto-text-indent="false"/>
      <style:text-properties style:font-name="Arial" fo:font-size="11pt" fo:font-weight="bold" fo:background-color="#ffcccc" style:font-size-asian="11pt" style:font-weight-asian="bold" style:font-size-complex="11pt"/>
    </style:style>
    <style:style style:name="P54" style:family="paragraph" style:parent-style-name="Standard" style:list-style-name="L12">
      <style:paragraph-properties fo:margin-left="0.501cm" fo:margin-right="0.499cm" fo:line-height="200%" fo:text-align="justify" style:justify-single-word="false" fo:text-indent="0cm" style:auto-text-indent="false"/>
      <style:text-properties style:font-name="Arial" fo:font-size="11pt" fo:font-weight="bold" fo:background-color="#ffcccc" style:font-size-asian="11pt" style:font-weight-asian="bold" style:font-size-complex="11pt"/>
    </style:style>
    <style:style style:name="P55" style:family="paragraph" style:parent-style-name="Standard">
      <style:paragraph-properties fo:margin-left="0.501cm" fo:margin-right="0.499cm" fo:line-height="200%" fo:text-align="justify" style:justify-single-word="false" fo:text-indent="0cm" style:auto-text-indent="false"/>
      <style:text-properties style:font-name="Arial" fo:font-size="11pt" style:font-size-asian="11pt" style:font-size-complex="11pt"/>
    </style:style>
    <style:style style:name="P56" style:family="paragraph" style:parent-style-name="Standard" style:list-style-name="L3">
      <style:paragraph-properties fo:margin-left="0.501cm" fo:margin-right="0.499cm" fo:line-height="200%" fo:text-align="justify" style:justify-single-word="false" fo:text-indent="0cm" style:auto-text-indent="false"/>
      <style:text-properties style:font-name="Arial" fo:font-size="11pt" style:font-size-asian="11pt" style:font-size-complex="11pt"/>
    </style:style>
    <style:style style:name="P57" style:family="paragraph" style:parent-style-name="Standard" style:list-style-name="L10">
      <style:paragraph-properties fo:margin-left="0.501cm" fo:margin-right="0.499cm" fo:line-height="200%" fo:text-align="justify" style:justify-single-word="false" fo:text-indent="0cm" style:auto-text-indent="false"/>
      <style:text-properties style:font-name="Arial" fo:font-size="11pt" style:font-size-asian="11pt" style:font-size-complex="11pt"/>
    </style:style>
    <style:style style:name="P58" style:family="paragraph" style:parent-style-name="Standard">
      <style:paragraph-properties fo:margin-left="0.501cm" fo:margin-right="0.499cm" fo:line-height="200%" fo:text-indent="0cm" style:auto-text-indent="false"/>
      <style:text-properties style:font-name="Arial" fo:font-size="11pt" style:font-size-asian="11pt" style:font-size-complex="11pt" style:font-weight-complex="bold"/>
    </style:style>
    <style:style style:name="P59" style:family="paragraph" style:parent-style-name="Standard">
      <style:paragraph-properties fo:margin-left="0.501cm" fo:margin-right="0.499cm" fo:line-height="200%" fo:text-align="justify" style:justify-single-word="false" fo:text-indent="0cm" style:auto-text-indent="false"/>
      <style:text-properties style:font-name="Arial" fo:font-size="11pt" style:font-size-asian="11pt" style:font-size-complex="11pt" style:font-weight-complex="bold"/>
    </style:style>
    <style:style style:name="P60" style:family="paragraph" style:parent-style-name="Standard" style:list-style-name="L11">
      <style:paragraph-properties fo:margin-left="0.501cm" fo:margin-right="0.499cm" fo:line-height="200%" fo:text-align="justify" style:justify-single-word="false" fo:text-indent="0cm" style:auto-text-indent="false"/>
      <style:text-properties style:font-name="Arial" fo:font-size="11pt" style:font-size-asian="11pt" style:font-size-complex="11pt" style:font-weight-complex="bold"/>
    </style:style>
    <style:style style:name="P61" style:family="paragraph" style:parent-style-name="Standard">
      <style:paragraph-properties fo:margin-left="0.501cm" fo:margin-right="0.499cm" fo:line-height="200%" fo:text-align="justify" style:justify-single-word="false" fo:text-indent="0cm" style:auto-text-indent="false"/>
      <style:text-properties style:font-name="Arial" fo:font-size="11pt" fo:background-color="#ffff00" style:font-size-asian="11pt" style:font-size-complex="11pt"/>
    </style:style>
    <style:style style:name="P62" style:family="paragraph" style:parent-style-name="Standard">
      <style:paragraph-properties fo:margin-left="0.501cm" fo:margin-right="0.499cm" fo:line-height="200%" fo:text-align="justify" style:justify-single-word="false" fo:text-indent="0cm" style:auto-text-indent="false"/>
      <style:text-properties style:font-name="Arial" fo:font-size="11pt" fo:background-color="transparent" style:font-size-asian="11pt" style:font-size-complex="11pt"/>
    </style:style>
    <style:style style:name="P63" style:family="paragraph" style:parent-style-name="Standard" style:list-style-name="WW8Num7">
      <style:paragraph-properties fo:margin-left="1.771cm" fo:margin-right="0.501cm" fo:margin-top="0.176cm" fo:margin-bottom="0cm" fo:line-height="200%" fo:text-align="justify" style:justify-single-word="false" fo:text-indent="-0.635cm" style:auto-text-indent="false" style:text-autospace="ideograph-alpha" style:punctuation-wrap="hanging" style:vertical-align="auto"/>
      <style:text-properties style:use-window-font-color="true" style:font-name="Arial" fo:font-size="11pt" style:font-size-asian="11pt" style:font-size-complex="11pt"/>
    </style:style>
    <style:style style:name="P64" style:family="paragraph" style:parent-style-name="Standard" style:list-style-name="L2">
      <style:paragraph-properties fo:margin-top="0.176cm" fo:margin-bottom="0cm" fo:line-height="200%" fo:text-align="justify" style:justify-single-word="false" style:text-autospace="ideograph-alpha" style:punctuation-wrap="hanging" style:vertical-align="auto"/>
      <style:text-properties style:use-window-font-color="true" style:font-name="Arial" fo:font-size="11pt" style:font-size-asian="11pt" style:font-size-complex="11pt"/>
    </style:style>
    <style:style style:name="P65" style:family="paragraph" style:parent-style-name="Standard" style:list-style-name="L2">
      <style:paragraph-properties fo:margin-top="0.176cm" fo:margin-bottom="0cm" fo:line-height="200%" fo:text-align="justify" style:justify-single-word="false" style:text-autospace="ideograph-alpha" style:punctuation-wrap="hanging" style:vertical-align="auto"/>
      <style:text-properties style:use-window-font-color="true" style:font-name="Arial" fo:font-size="11pt" style:font-size-asian="11pt" style:font-name-complex="Arial" style:font-size-complex="11pt"/>
    </style:style>
    <style:style style:name="P66" style:family="paragraph" style:parent-style-name="Standard" style:list-style-name="L2">
      <style:paragraph-properties fo:margin-top="0.176cm" fo:margin-bottom="0cm" fo:line-height="200%" fo:text-align="justify" style:justify-single-word="false" style:text-autospace="ideograph-alpha" style:punctuation-wrap="hanging" style:vertical-align="auto"/>
      <style:text-properties style:use-window-font-color="true" style:font-name="Arial" fo:font-size="11pt" fo:background-color="transparent" style:font-size-asian="11pt" style:font-size-complex="11pt"/>
    </style:style>
    <style:style style:name="P67" style:family="paragraph" style:parent-style-name="Standard" style:list-style-name="L14">
      <style:paragraph-properties fo:margin-top="0.176cm" fo:margin-bottom="0cm" fo:line-height="200%" fo:text-align="justify" style:justify-single-word="false" style:text-autospace="ideograph-alpha" style:punctuation-wrap="hanging" style:vertical-align="auto"/>
      <style:text-properties style:use-window-font-color="true" style:font-name="Arial" fo:font-size="11pt" style:font-size-asian="11pt" style:font-size-complex="11pt"/>
    </style:style>
    <style:style style:name="P68" style:family="paragraph" style:parent-style-name="Standard" style:list-style-name="L14">
      <style:paragraph-properties fo:margin-top="0.176cm" fo:margin-bottom="0cm" fo:line-height="200%" fo:text-align="justify" style:justify-single-word="false" style:text-autospace="ideograph-alpha" style:punctuation-wrap="hanging" style:vertical-align="auto"/>
      <style:text-properties style:use-window-font-color="true" style:font-name="Arial" fo:font-size="11pt" style:font-size-asian="11pt" style:font-name-complex="Arial" style:font-size-complex="11pt"/>
    </style:style>
    <style:style style:name="P69" style:family="paragraph" style:parent-style-name="Standard" style:list-style-name="L14">
      <style:paragraph-properties fo:margin-top="0.176cm" fo:margin-bottom="0cm" fo:line-height="200%" fo:text-align="justify" style:justify-single-word="false" style:text-autospace="ideograph-alpha" style:punctuation-wrap="hanging" style:vertical-align="auto"/>
      <style:text-properties style:use-window-font-color="true" style:font-name="Arial" fo:font-size="11pt" fo:background-color="transparent" style:font-size-asian="11pt" style:font-size-complex="11pt"/>
    </style:style>
    <style:style style:name="P70" style:family="paragraph" style:parent-style-name="Standard" style:list-style-name="L14">
      <style:paragraph-properties fo:margin-top="0.176cm" fo:margin-bottom="0cm" fo:line-height="200%" fo:text-align="justify" style:justify-single-word="false" style:text-autospace="ideograph-alpha" style:punctuation-wrap="hanging" style:vertical-align="auto"/>
      <style:text-properties style:use-window-font-color="true"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71" style:family="paragraph" style:parent-style-name="Standard" style:list-style-name="L14">
      <style:paragraph-properties fo:margin-top="0.176cm" fo:margin-bottom="0cm" fo:line-height="200%" fo:text-align="justify" style:justify-single-word="false" style:text-autospace="ideograph-alpha" style:punctuation-wrap="hanging" style:vertical-align="auto"/>
      <style:text-properties style:font-name="Arial" fo:font-size="11pt" style:font-size-asian="11pt" style:font-size-complex="11pt"/>
    </style:style>
    <style:style style:name="P72" style:family="paragraph" style:parent-style-name="Standard" style:list-style-name="L2">
      <style:paragraph-properties fo:margin-top="0.176cm" fo:margin-bottom="0cm" fo:line-height="200%" fo:text-align="justify" style:justify-single-word="false" fo:orphans="2" fo:widows="2" style:text-autospace="ideograph-alpha" style:punctuation-wrap="hanging" style:vertical-align="auto" style:writing-mode="lr-tb"/>
      <style:text-properties style:use-window-font-color="true" style:font-name="Arial" fo:font-size="11pt" style:font-size-asian="11pt" style:font-size-complex="11pt"/>
    </style:style>
    <style:style style:name="P73" style:family="paragraph" style:parent-style-name="Standard" style:list-style-name="L14">
      <style:paragraph-properties fo:margin-top="0.176cm" fo:margin-bottom="0cm" fo:line-height="200%" fo:text-align="justify" style:justify-single-word="false" fo:orphans="2" fo:widows="2" style:text-autospace="ideograph-alpha" style:punctuation-wrap="hanging" style:vertical-align="auto" style:writing-mode="lr-tb"/>
      <style:text-properties style:use-window-font-color="true" style:font-name="Arial" fo:font-size="11pt" style:font-size-asian="11pt" style:font-size-complex="11pt"/>
    </style:style>
    <style:style style:name="P7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Arial" fo:font-size="11pt" style:font-size-asian="11pt" style:font-size-complex="11pt"/>
    </style:style>
    <style:style style:name="P7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Arial" fo:font-size="11pt" fo:background-color="#ffcc00" style:font-size-asian="11pt" style:font-size-complex="11pt"/>
    </style:style>
    <style:style style:name="P76"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style:use-window-font-color="true" style:font-name="Arial" fo:font-size="11pt" fo:font-weight="bold" style:font-size-asian="11pt" style:font-weight-asian="bold" style:font-size-complex="11pt" style:font-weight-complex="bold"/>
    </style:style>
    <style:style style:name="P77" style:family="paragraph" style:parent-style-name="Standard" style:list-style-name="L15">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Arial" fo:font-size="11pt" style:text-underline-style="none" fo:font-weight="bold" fo:background-color="transparent" style:font-size-asian="11pt" style:font-weight-asian="bold" style:font-size-complex="11pt" style:font-weight-complex="bold"/>
    </style:style>
    <style:style style:name="P7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font-name="Arial" fo:font-size="11pt" style:font-size-asian="11pt" style:font-size-complex="11pt"/>
    </style:style>
    <style:style style:name="P79"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style:font-name="Arial" fo:font-size="11pt" fo:font-weight="bold" style:font-size-asian="11pt" style:font-weight-asian="bold" style:font-size-complex="11pt" style:font-weight-complex="bold"/>
    </style:style>
    <style:style style:name="P8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font-name="Arial" fo:font-size="11pt" style:text-underline-style="none" fo:font-weight="bold" fo:background-color="#66ffff" style:font-size-asian="11pt" style:font-weight-asian="bold" style:font-size-complex="11pt" style:font-weight-complex="bold"/>
    </style:style>
    <style:style style:name="P81"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style:use-window-font-color="true" style:font-name="Arial" fo:font-size="11pt" fo:font-weight="bold" style:font-size-asian="11pt" style:font-weight-asian="bold" style:font-size-complex="11pt" style:font-weight-complex="bold"/>
    </style:style>
    <style:style style:name="P82" style:family="paragraph" style:parent-style-name="Text_20_body" style:master-page-name="First_20_Page">
      <style:paragraph-properties fo:text-align="start" style:justify-single-word="false" style:page-number="auto"/>
    </style:style>
    <style:style style:name="P83" style:family="paragraph" style:parent-style-name="Normale_20__28_Web_29_" style:list-style-name="L2">
      <style:paragraph-properties fo:margin-top="0.18cm" fo:margin-bottom="0cm" fo:line-height="200%" fo:text-align="justify" style:justify-single-word="false" style:text-autospace="ideograph-alpha" style:punctuation-wrap="hanging" style:vertical-align="auto"/>
      <style:text-properties style:use-window-font-color="true" style:font-name="Arial" fo:font-size="11pt" style:font-size-asian="11pt" style:font-size-complex="11pt"/>
    </style:style>
    <style:style style:name="P84" style:family="paragraph" style:parent-style-name="Normale_20__28_Web_29_" style:list-style-name="L14">
      <style:paragraph-properties fo:margin-top="0.18cm" fo:margin-bottom="0cm" fo:line-height="200%" fo:text-align="justify" style:justify-single-word="false" style:text-autospace="ideograph-alpha" style:punctuation-wrap="hanging" style:vertical-align="auto"/>
      <style:text-properties style:use-window-font-color="true" style:font-name="Arial" fo:font-size="11pt" style:font-size-asian="11pt" style:font-size-complex="11pt"/>
    </style:style>
    <style:style style:name="P85" style:family="paragraph" style:parent-style-name="Normale_20__28_Web_29_" style:list-style-name="L2">
      <style:paragraph-properties fo:margin-top="0.18cm" fo:margin-bottom="0cm" fo:line-height="200%" fo:text-align="justify" style:justify-single-word="false" style:text-autospace="ideograph-alpha" style:punctuation-wrap="hanging" style:vertical-align="auto"/>
    </style:style>
    <style:style style:name="P86" style:family="paragraph" style:parent-style-name="Normale_20__28_Web_29_" style:list-style-name="L14">
      <style:paragraph-properties fo:margin-top="0.18cm" fo:margin-bottom="0cm" fo:line-height="200%" fo:text-align="justify" style:justify-single-word="false" style:text-autospace="ideograph-alpha" style:punctuation-wrap="hanging" style:vertical-align="auto"/>
    </style:style>
    <style:style style:name="P87" style:family="paragraph" style:parent-style-name="Normale_20__28_Web_29_" style:list-style-name="L2">
      <style:paragraph-properties fo:margin-top="0.18cm" fo:margin-bottom="0cm" fo:line-height="200%" fo:text-align="justify" style:justify-single-word="false" fo:orphans="2" fo:widows="2" style:writing-mode="lr-tb"/>
      <style:text-properties style:use-window-font-color="true" style:font-name="Arial" fo:font-size="11pt" fo:language="it" fo:country="IT" style:font-name-asian="Times New Roman" style:font-size-asian="11pt" style:font-name-complex="Times New Roman" style:font-size-complex="11pt" style:language-complex="ar" style:country-complex="SA"/>
    </style:style>
    <style:style style:name="P88" style:family="paragraph" style:parent-style-name="Normale_20__28_Web_29_" style:list-style-name="L2">
      <style:paragraph-properties fo:margin-top="0.18cm" fo:margin-bottom="0cm" fo:line-height="200%" fo:text-align="justify" style:justify-single-word="false" fo:orphans="2" fo:widows="2" style:writing-mode="lr-tb"/>
      <style:text-properties style:use-window-font-color="true" style:font-name="Arial" fo:font-size="11pt" style:font-size-asian="11pt" style:font-size-complex="11pt"/>
    </style:style>
    <style:style style:name="P89" style:family="paragraph" style:parent-style-name="Normale_20__28_Web_29_" style:list-style-name="L14">
      <style:paragraph-properties fo:margin-top="0.18cm" fo:margin-bottom="0cm" fo:line-height="200%" fo:text-align="justify" style:justify-single-word="false" fo:orphans="2" fo:widows="2" style:writing-mode="lr-tb"/>
      <style:text-properties style:use-window-font-color="true" style:font-name="Arial" fo:font-size="11pt" fo:language="it" fo:country="IT" style:font-name-asian="Times New Roman" style:font-size-asian="11pt" style:font-name-complex="Times New Roman" style:font-size-complex="11pt" style:language-complex="ar" style:country-complex="SA"/>
    </style:style>
    <style:style style:name="P90" style:family="paragraph" style:parent-style-name="Normale_20__28_Web_29_" style:list-style-name="L14">
      <style:paragraph-properties fo:margin-top="0.18cm" fo:margin-bottom="0cm" fo:line-height="200%" fo:text-align="justify" style:justify-single-word="false" fo:orphans="2" fo:widows="2" style:writing-mode="lr-tb"/>
      <style:text-properties style:use-window-font-color="true" style:font-name="Arial" fo:font-size="11pt" style:font-size-asian="11pt" style:font-size-complex="11pt"/>
    </style:style>
    <style:style style:name="P91" style:family="paragraph" style:parent-style-name="Normale_20__28_Web_29_">
      <style:paragraph-properties fo:margin-left="0.501cm" fo:margin-right="0.497cm" fo:margin-top="0.176cm" fo:margin-bottom="0cm" fo:line-height="200%" fo:text-align="justify" style:justify-single-word="false" fo:text-indent="0cm" style:auto-text-indent="false"/>
      <style:text-properties style:font-name="Arial" fo:font-size="11pt" style:font-size-asian="11pt" style:font-size-complex="11pt"/>
    </style:style>
    <style:style style:name="P92" style:family="paragraph" style:parent-style-name="Normale_20__28_Web_29_">
      <style:paragraph-properties fo:margin-left="0.501cm" fo:margin-right="0cm" fo:margin-top="0.176cm" fo:margin-bottom="0cm" fo:line-height="200%" fo:text-align="justify" style:justify-single-word="false" fo:text-indent="0cm" style:auto-text-indent="false"/>
      <style:text-properties style:font-name="Arial" fo:font-size="11pt" style:font-size-asian="11pt" style:font-size-complex="11pt"/>
    </style:style>
    <style:style style:name="P93" style:family="paragraph" style:parent-style-name="Heading_20_3">
      <style:paragraph-properties fo:margin-left="0.501cm" fo:margin-right="0cm" fo:text-indent="0cm" style:auto-text-indent="false"/>
      <style:text-properties style:use-window-font-color="true" style:font-name="Arial" fo:font-size="11pt" style:font-size-asian="11pt" style:font-size-complex="11pt"/>
    </style:style>
    <style:style style:name="P94" style:family="paragraph" style:parent-style-name="Heading_20_3">
      <style:paragraph-properties fo:margin-left="0.501cm" fo:margin-right="0cm" fo:text-indent="0cm" style:auto-text-indent="false"/>
      <style:text-properties style:font-name="Arial" fo:font-size="11pt" style:font-size-asian="11pt" style:font-size-complex="11pt"/>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background-color="transparent" style:font-style-complex="italic"/>
    </style:style>
    <style:style style:name="T4" style:family="text">
      <style:text-properties fo:font-weight="normal" style:font-weight-asian="normal" style:font-weight-complex="normal"/>
    </style:style>
    <style:style style:name="T5" style:family="text">
      <style:text-properties fo:font-weight="normal" style:font-weight-asian="normal" style:font-name-complex="Arial" style:font-weight-complex="normal"/>
    </style:style>
    <style:style style:name="T6" style:family="text">
      <style:text-properties fo:font-weight="normal" fo:background-color="transparent" style:font-weight-asian="normal" style:font-weight-complex="normal"/>
    </style:style>
    <style:style style:name="T7" style:family="text">
      <style:text-properties fo:font-weight="normal" fo:background-color="transparent" style:font-weight-asian="normal" style:font-name-complex="Arial" style:font-weight-complex="normal"/>
    </style:style>
    <style:style style:name="T8" style:family="text">
      <style:text-properties fo:font-weight="normal" fo:background-color="#66ffff" style:font-weight-asian="normal" style:font-weight-complex="normal"/>
    </style:style>
    <style:style style:name="T9" style:family="text">
      <style:text-properties fo:font-weight="normal" fo:background-color="#ff9999" style:font-weight-asian="normal" style:font-weight-complex="normal"/>
    </style:style>
    <style:style style:name="T10" style:family="text">
      <style:text-properties fo:font-weight="normal" fo:background-color="#ffff00" style:font-weight-asian="normal" style:font-name-complex="Arial" style:font-weight-complex="normal"/>
    </style:style>
    <style:style style:name="T11" style:family="text">
      <style:text-properties style:text-underline-style="none"/>
    </style:style>
    <style:style style:name="T12" style:family="text">
      <style:text-properties style:font-name="Arial" fo:font-size="11pt" style:text-underline-style="none" fo:font-weight="bold" style:font-size-asian="11pt" style:font-weight-asian="bold" style:font-size-complex="11pt" style:font-weight-complex="bold"/>
    </style:style>
    <style:style style:name="T13" style:family="text">
      <style:text-properties style:font-name="Arial" fo:font-size="11pt" style:text-underline-style="none" style:font-size-asian="11pt" style:font-size-complex="11pt"/>
    </style:style>
    <style:style style:name="T14" style:family="text">
      <style:text-properties style:font-name="Arial" fo:font-size="11pt" fo:letter-spacing="-0.005cm" fo:font-style="normal" style:font-size-asian="11pt" style:font-style-asian="normal" style:font-size-complex="11pt" style:font-style-complex="normal" style:font-weight-complex="normal"/>
    </style:style>
    <style:style style:name="T15" style:family="text">
      <style:text-properties style:use-window-font-color="true"/>
    </style:style>
    <style:style style:name="T16" style:family="text">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7" style:family="text">
      <style:text-properties style:use-window-font-color="true" style:text-underline-style="solid" style:text-underline-width="auto" style:text-underline-color="font-color"/>
    </style:style>
    <style:style style:name="T18" style:family="text">
      <style:text-properties style:use-window-font-color="true" style:font-name="Arial" fo:font-size="11pt" fo:font-weight="normal" fo:background-color="transparent" style:font-size-asian="11pt" style:font-weight-asian="normal" style:font-size-complex="11pt" style:font-weight-complex="normal"/>
    </style:style>
    <style:style style:name="T19" style:family="text">
      <style:text-properties style:use-window-font-color="true" style:font-name="Arial"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20" style:family="text">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1" style:family="text">
      <style:text-properties fo:background-color="#ffff00"/>
    </style:style>
    <style:style style:name="T22" style:family="text">
      <style:text-properties fo:font-style="normal" fo:background-color="transparent" style:font-style-asian="normal" style:font-style-complex="normal"/>
    </style:style>
    <style:style style:name="T23" style:family="text">
      <style:text-properties fo:font-style="normal" fo:background-color="#ffff66" style:font-style-asian="normal" style:font-style-complex="normal"/>
    </style:style>
    <style:style style:name="T24" style:family="text">
      <style:text-properties fo:font-style="normal" fo:background-color="#ffcc00" style:font-style-asian="normal" style:font-style-complex="normal"/>
    </style:style>
    <style:style style:name="T25" style:family="text">
      <style:text-properties fo:font-style="normal" fo:background-color="#99ffff" style:font-style-asian="normal" style:font-style-complex="normal"/>
    </style:style>
    <style:style style:name="T26" style:family="text">
      <style:text-properties fo:font-style="normal" style:font-style-asian="normal" style:font-style-complex="normal"/>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style:style>
    <style:style style:name="T30" style:family="text">
      <style:text-properties fo:font-weight="bold" fo:background-color="#ccff00" style:font-weight-asian="bold" style:font-weight-complex="bold"/>
    </style:style>
    <style:style style:name="T31" style:family="text">
      <style:text-properties fo:font-weight="bold" fo:background-color="#00ff00" style:font-weight-asian="bold"/>
    </style:style>
    <style:style style:name="T32" style:family="text">
      <style:text-properties fo:language="it" fo:country="IT" style:font-name-asian="Times New Roman" style:font-name-complex="Times New Roman" style:language-complex="ar" style:country-complex="SA"/>
    </style:style>
    <style:style style:name="T33" style:family="text">
      <style:text-properties fo:language="it" fo:country="IT" style:font-name-asian="Times New Roman" style:font-name-complex="Arial" style:language-complex="ar" style:country-complex="SA"/>
    </style:style>
    <style:style style:name="T34" style:family="text">
      <style:text-properties fo:language="it" fo:country="IT" style:text-underline-style="solid" style:text-underline-width="auto" style:text-underline-color="font-color" style:font-name-asian="Times New Roman" style:font-name-complex="Times New Roman" style:language-complex="ar" style:country-complex="SA"/>
    </style:style>
    <style:style style:name="T35" style:family="text">
      <style:text-properties fo:language="it" fo:country="IT" fo:font-weight="bold" style:font-name-asian="Times New Roman" style:font-weight-asian="bold" style:font-name-complex="Times New Roman" style:language-complex="ar" style:country-complex="SA" style:font-weight-complex="bold"/>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background-color="#66ffff"/>
    </style:style>
    <style:style style:name="T39" style:family="text">
      <style:text-properties fo:text-transform="uppercase" style:use-window-font-color="true" style:font-name="Arial" style:text-underline-style="none" fo:font-weight="bold" fo:background-color="transparent" style:font-weight-asian="bold"/>
    </style:style>
    <style:style style:name="T40" style:family="text">
      <style:text-properties fo:background-color="#00ff00"/>
    </style:style>
    <style:style style:name="T41" style:family="text">
      <style:text-properties style:font-weight-complex="bold"/>
    </style:style>
    <style:style style:name="T42" style:family="text">
      <style:text-properties fo:background-color="#ffcc00"/>
    </style:style>
    <style:style style:name="T43" style:family="text">
      <style:text-properties fo:background-color="#ff6600"/>
    </style:style>
    <style:style style:name="T44" style:family="text">
      <style:text-properties style:font-name-complex="Arial"/>
    </style:style>
    <style:style style:name="T45" style:family="text">
      <style:text-properties style:text-line-through-style="none"/>
    </style:style>
    <style:style style:name="T46" style:family="text">
      <style:text-properties style:text-line-through-style="none" fo:background-color="transparent"/>
    </style:style>
    <style:style style:name="T47" style:family="text">
      <style:text-properties style:text-line-through-style="none" fo:font-weight="normal" fo:background-color="transparent" style:font-weight-asian="normal" style:font-name-complex="Arial" style:font-weight-complex="normal"/>
    </style:style>
    <style:style style:name="T48" style:family="text">
      <style:text-properties fo:color="#000000"/>
    </style:style>
    <style:style style:name="T49" style:family="text">
      <style:text-properties fo:color="#000000" style:text-line-through-style="none" fo:background-color="transparent"/>
    </style:style>
    <style:style style:name="T50" style:family="text">
      <style:text-properties fo:font-style="italic" style:font-style-asian="italic" style:font-style-complex="italic"/>
    </style:style>
    <style:style style:name="T51" style:family="text">
      <style:text-properties fo:font-style="italic" fo:font-weight="normal" fo:background-color="#ffff00" style:font-style-asian="italic" style:font-weight-asian="normal" style:font-style-complex="italic" style:font-weight-complex="normal"/>
    </style:style>
    <style:style style:name="T52" style:family="text">
      <style:text-properties fo:font-style="italic" fo:background-color="#ccff66" style:font-style-asian="italic" style:font-style-complex="italic"/>
    </style:style>
    <style:style style:name="T53" style:family="text">
      <style:text-properties fo:font-style="italic" fo:background-color="#99ff99" style:font-style-asian="italic" style:font-style-complex="italic"/>
    </style:style>
    <style:style style:name="T54" style:family="text">
      <style:text-properties fo:background-color="#ffff99"/>
    </style:style>
    <style:style style:name="T55" style:family="text">
      <style:text-properties fo:background-color="#99ffff"/>
    </style:style>
    <style:style style:name="T56" style:family="text">
      <style:text-properties fo:background-color="#ccff00"/>
    </style:style>
    <style:style style:name="T57" style:family="text">
      <style:text-properties fo:background-color="#ccff66"/>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span text:style-name="Car._20_predefinito_20_paragrafo"><text:span text:style-name="T13">CLASSIFICAZIONE ${documentRoot.protocollo.CLASS_COD_DEFINITIVO} - ${documentRoot.protocollo.FASCICOLO_ANNO_DEFINITIVO}/${documentRoot.protocollo.FASCICOLO_NUMERO_DEFINITIVO} </text:span></text:span></text:p>
      <text:p text:style-name="P21"><text:span text:style-name="Car._20_predefinito_20_paragrafo"><text:span text:style-name="T12">Prot. Numero: </text:span></text:span><text:bookmark text:name="i0RCdc"/><text:span text:style-name="Car._20_predefinito_20_paragrafo"><text:span text:style-name="T12">${documentRoot.protocollo.NUMERO_PROTOCOLLO}</text:span></text:span><text:span text:style-name="Car._20_predefinito_20_paragrafo"><text:span text:style-name="T13"> <text:s text:c="2"/>del ${documentRoot.protocollo.DATA_PROTOCOLLO} <text:s/></text:span></text:span></text:p>
      <text:p text:style-name="P37"/>
      <table:table table:name="Tabella2" table:style-name="Tabella2">
        <table:table-column table:style-name="Tabella2.A"/>
        <table:table-column table:style-name="Tabella2.B"/>
        <table:table-row table:style-name="Tabella2.1">
          <table:table-cell table:style-name="Tabella2.A1" office:value-type="string">
            <text:p text:style-name="P13">Oggetto:</text:p>
          </table:table-cell>
          <table:table-cell table:style-name="Tabella2.A1" office:value-type="string">
            <text:p text:style-name="P17"><text:span text:style-name="Car._20_predefinito_20_paragrafo"><text:span text:style-name="T14">${documentRoot.protocollo.OGGETTO_PROTOCOLLO_DEFINITIVO} </text:span></text:span></text:p>
          </table:table-cell>
        </table:table-row>
      </table:table>
      <text:p text:style-name="P18"/>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3"><text:span text:style-name="Car._20_predefinito_20_paragrafo"><text:span text:style-name="T39">ATTO DI ASSENSO RELATIVO [oggetto] <text:s/>IN [ubicazione]</text:span></text:span></text:p>
          </table:table-cell>
        </table:table-row>
      </table:table>
      <text:p text:style-name="P12"/>
      <text:p text:style-name="P12"><text:tab/></text:p>
      <text:p text:style-name="P49">IL DIRIGENTE</text:p>
      <text:p text:style-name="P50">Premesso:</text:p>
      <text:p text:style-name="P55">- che il sig. <text:span text:style-name="T28">[elenco_richiedenti]</text:span> in qualità di ……………….. ha presentato presso <text:span text:style-name="T4">Autorità di Sistema Portuale del Mar Ligure Occidentale</text:span>, istanza per eseguire opere di [oggetto] relative agli immobili siti in Savona, [ubicazione] censiti al NCT/NCEU di Savona, al [elenco_ct] [elenco_cu];</text:p>
      <text:list xml:id="list858661370066888796" text:style-name="L3">
        <text:list-header>
          <text:p text:style-name="P56">- che, a seguito della suddetta istanza, detta Autorità ha attuato la procedura, ai sensi dell’art. 5, comma 2 della L.R. N. 9/2003, e ha trasmesso a questa A.C. in data [data_presentazione] gli elaborati progettuali a firma di [elenco_progettisti], recepiti in atti al protocollo n° [protocollo] del [data_protocollo] e ha indetto la conferenza di servizi <text:span text:style-name="T21">asincrona/sincrona</text:span> ai sensi dell'art. <text:span text:style-name="T21">14 bis vedere articolo </text:span>della L. 241/1990;</text:p>
          <text:p text:style-name="P52">Visti:</text:p>
        </text:list-header>
      </text:list>
      <text:p text:style-name="P59">- l’art. 8 del D.P.R. n. 380/01 e s.m.i; </text:p>
      <text:p text:style-name="P78">- il provvedimento <text:s/>n.* del * e gli elaborati ad esso allegati avente per oggetto******** <text:span text:style-name="T40">(in caso di variante)</text:span></text:p>
      <text:list xml:id="list8262924784309999233" text:style-name="L10">
        <text:list-header>
          <text:p text:style-name="P57">- gli elaborati di progetto delle opere, comprendenti relazione tecnica e n° * tavol* a firma del progettista soprarichiamato <text:span text:style-name="T21">oppure</text:span> [elenco_progettisti] iscritto all'<text:span text:style-name="T21">Ordine degli Ingegneri/ </text:span><text:soft-page-break/><text:span text:style-name="T21">degli Architetti Pianificatori Paesaggisti e Conservatori/Collegio dei Geometri</text:span> della provincia di <text:span text:style-name="T21">Savona</text:span> recepiti in atti il [data_presentazione] al protocollo n° [protocollo] del [data_protocollo];</text:p>
          <text:p text:style-name="P57"><text:span text:style-name="T21">- il progetto degli impianti di cui </text:span><text:span text:style-name="T48">all'art. 5 del D.M 22.1.2008 n. 37 redatto </text:span>da [elenco_progettisti] iscritto all'<text:span text:style-name="T21">Ordine degli Ingegneri/ degli Architetti Pianificatori Paesaggisti e Conservatori/Collegio dei Geometri</text:span> della provincia di <text:span text:style-name="T21">Savona,</text:span> recepito in atti il [data_presentazione] al protocollo n° [protocollo] del [data_protocollo];</text:p>
          <text:p text:style-name="P57"><text:span text:style-name="T3">- </text:span><text:span text:style-name="T2">l'attestazione ai sensi dell’art. 20 comma 1 del D.P.R.380/01 e s.m.i. <text:s/>sottoscritta dal [elenco_progettisti] e </text:span><text:span text:style-name="T21">contenuta nell'istanza. </text:span></text:p>
          <text:p text:style-name="P57"><text:span text:style-name="T2">- la relazione tecnica di cui al comma 1 dell'art. 8 del D.Lgs 19 agosto 2005 n. 192, attestante la rispondenza alle precrizioni in materia di contenimento del consumo energetico degli edifici a firma del [elenco_progettisti] , </text:span><text:span text:style-name="T54">trasmessa in allegato all'istanza</text:span><text:span text:style-name="T2">, </text:span><text:span text:style-name="T38">oppure</text:span><text:span text:style-name="T55"> trasmessa in data ......... e acquisita agli atti al n....... di protocollo, </text:span><text:span text:style-name="T56">(ndr trattasi del progetto ai sensi della L.10/91in particolare è il titolo contenuto nei tre schemi allegati D.M. 26 GIUGNO 2015 </text:span><text:span text:style-name="T30">allegato 1</text:span><text:span text:style-name="T56"> ossia nuove costruzioni, ristrutturazioni importanti di primo livello, edifici ad energia quasi zero) </text:span><text:span text:style-name="T30">allegato 2</text:span><text:span text:style-name="T56"> ossia riqualificazione energetica e ristrutturazioni importanti di secondo livello. Costruzioni esistenti con riqualificazione dell'involucro edilizio e di oimpianti termici, </text:span><text:span text:style-name="T30">allegato 3</text:span><text:span text:style-name="T56"> riqualificazione energetica degli impianti tecnici</text:span></text:p>
          <text:p text:style-name="P57"><text:span text:style-name="T2">- la dichiarazione sostitutiva dell'atto di notorietà sottoscritta in data ***** dal sig. ************, relativa al</text:span><text:span text:style-name="T40"> non riutilizzo di terre e rocce da scavo derivanti dall'intervento ed al conferimento in discarica secondo le disposizioni di cui alle vigenti normative in materia (oppure) riutilizzo in sito delle terre e rocce da scavo derivanti dall'intervento secondo le disposizioni di cui alle vigenti normative in materia; </text:span><text:span text:style-name="T42">trasmessa unitamente all'istanza </text:span><text:span text:style-name="T2">oppure</text:span><text:span text:style-name="T55"> trasmessa in data ......... e acquisita agli atti al n....... di protocollo</text:span></text:p>
          <text:p text:style-name="P57">- la documentazione attestante l’avvenuto espletamento della procedura presso ARPAL per il riutilizzo delle terre e rocce da scavo ai sensi della normativa vigente (D.M. 161/12 e D.L. <text:soft-page-break/>69/13 conv. nella L. 98/13 – DGR 15.11.13 n. 1423; documentazione <text:span text:style-name="T42">trasmessa unitamente all'istanza </text:span><text:span text:style-name="T2">oppure</text:span><text:span text:style-name="T55"> trasmessa in data ......... e acquisita agli atti al n....... di protocollo</text:span></text:p>
          <text:p text:style-name="P57">- l’indagine geologico a firma del dott. geol. *, iscritto all’Ordine Regionale dei Geologi della Liguria; indagine recepita in atti in data * al prot. n°* del * e composta dei seguenti elaborati ****; <text:span text:style-name="T42">trasmessa unitamente all'istanza </text:span><text:span text:style-name="T2">oppure</text:span><text:span text:style-name="T55"> trasmessa in data ......... e acquisita agli atti al n....... di protocollo</text:span></text:p>
          <text:p text:style-name="P57"><text:span text:style-name="T2">- la relazione geotecnica redatta da [elenco_progettisti] iscritto all'Ordine Regionale dei Geologi della Liguria/ Ordine degli Ingegneri della provincia di Savona, recepita in atti in data * al prot. n°* del * <text:s/></text:span><text:span text:style-name="T42">trasmessa unitamente all'istanza </text:span><text:span text:style-name="T2">oppure</text:span><text:span text:style-name="T55"> trasmessa in data ......... e acquisita agli atti al n....... di protocollo</text:span></text:p>
          <text:p text:style-name="P57"><text:span text:style-name="T55">- la copia dell'avvenuta denuncia delle strutture ai sensi degli artt. 65 e 93 del DPR 380/01 e s.m.i. presentata alla Provincia di Savona </text:span><text:span text:style-name="T42">trasmessa unitamente all'istanza </text:span><text:span text:style-name="T2">oppure</text:span><text:span text:style-name="T55"> trasmessa in data ......... e acquisita agli atti al n....... di protocollo;</text:span></text:p>
          <text:p text:style-name="P57"><text:span text:style-name="T2">- la dichiarazione attestante che l'intervento non rientra nei casi assoggettabili alla certificazione di prevenzione incendi a firma di …................ recepito in atti in data....... al prot. n. …..... del...... </text:span><text:span text:style-name="T42">trasmessa unitamente all'istanza </text:span><text:span text:style-name="T2">oppure</text:span><text:span text:style-name="T55"> trasmessa in data ......... e acquisita agli atti al n....... di protocollo</text:span></text:p>
          <text:p text:style-name="P57"><text:span text:style-name="T22">- documentazione di </text:span><text:span text:style-name="T23">impatto acustico/valutazione previsionale di clima acustico</text:span><text:span text:style-name="T22"> di cui all'art. 8 della legge quadro sull'inquinamento acustico n. 447/95 e ai sensi dell'art. 2, comma 2 L.R. 20.3.1998 n. 18 a firma <text:s/>di ….... iscritto a …................ </text:span><text:span text:style-name="T24">trasmessa unitamente all'istanza </text:span><text:span text:style-name="T22">oppure</text:span><text:span text:style-name="T25"> trasmessa in data ......... e acquisita agli atti al n....... di protocollo</text:span></text:p>
          <text:p text:style-name="P57"><text:span text:style-name="T6">- la progettazione dei dispositivi per la prevenzione delle cadute dall'alto prescritta dall'art. 3 comma 1 della L.R. 5/10 e s.m.i. comprendente elaborato planimetrico contenente l'individuazione dei punti di installazione dei dispositivi di ancoraggio, degli accessi e dei percorsi e relazione di calcolo di verifica di resistenza dei punti di ancoraggio </text:span><text:span text:style-name="T8">trasmessa </text:span><text:soft-page-break/><text:span text:style-name="T8">unitamente all'istanza </text:span><text:span text:style-name="T6">oppure </text:span><text:span text:style-name="T9">trasmessa in data ......... e acquisita agli atti al n....... di protocollo;</text:span></text:p>
          <text:p text:style-name="P57">- il parere [testo_ce] espresso dalla Commissione Edilizia nella seduta del [data_rilascio_ce] e di seguito riportato [prescrizioni_ce]</text:p>
        </text:list-header>
      </text:list>
      <text:p text:style-name="P59">- gli elaborati integrativi a firma del medesimo tecnico prodotti in data………….. e recepiti agli atti del Comune al prot. n. …….. del………. ;</text:p>
      <text:list xml:id="list8301044830747724553" text:style-name="L11">
        <text:list-header>
          <text:p text:style-name="P60">- la documentazione integrativa pervenuta in data………recepita in atti al prot. n. ……… del unitamente alla convocazione della conferenza deliberante prevista per il giorno …….. comprendente gli elaborati integrativi /sostitutivi a firma del medesimo tecnico,……..</text:p>
        </text:list-header>
      </text:list>
      <text:p text:style-name="P59">- il parere [pareri.parere;block=tbs:p;] espresso da [pareri.ente] in data [pareri.data_rilascio] contenente le seguenti prescrizioni: [pareri.prescrizioni]</text:p>
      <text:p text:style-name="P55">- il parere * espresso dal Settore Lavori Pubblici e Ambiente in data * contenente le seguenti prescrizioni: *</text:p>
      <text:p text:style-name="P55">- il parere * espresso dal Comando di Polizia Municipale in data * contenente le seguenti prescrizioni: *</text:p>
      <text:p text:style-name="P51">Precisato:</text:p>
      <text:p text:style-name="P58">- che l’intervento in oggetto riguarda un immobile/un area <text:s/>compreso in:</text:p>
      <text:p text:style-name="P55"><text:span text:style-name="T41">- [zone_piano_6] sub-ambito [zone_piano_7] del vigente </text:span>Piano Urbanistico Comunale (PUC)</text:p>
      <text:p text:style-name="P27">- ambito assoggettato dal Piano territoriale di coordinamento paesistico, approvato con deliberazione del Consiglio Regionale n° 6 del 26 febbraio 1990, al regime [zone_piano_4] dell'Assetto Insediativo:</text:p>
      <text:p text:style-name="P61">- ambito dello Strumento Urbanistico Attuativo della zona B3, denominato S.U.A. n. 1 – Corso Colombo S.U.A. n. 2 – Corso Vittorio Veneto, S.U.A. n. 3- via Nizza approvato con Conferenza dei Servizi del 30.10.2001;</text:p>
      <text:p text:style-name="P55"><text:span text:style-name="T15">????????????? </text:span><text:span text:style-name="T17">(da mettere solo in caso di vincolo architettonico)</text:span><text:span text:style-name="T15"> - immobile sottoposto a vincolo architettonico <text:s/>ai sensi della parte II titolo I del D.Lgs. 22 gennaio 2004, n. 42;</text:span></text:p>
      <text:p text:style-name="P26"><text:soft-page-break/>?????????????? (vedere piani di bacino) - zona ricompresa nella fascia di inondabilità di tipo (A - B - C - storicamente inondata non indagata) di cui all’art. 12, comma 2, lettera a, <text:s/>delle N.d.A dei vigenti Piani di Bacino;</text:p>
      <text:p text:style-name="P62">?????????????? (vedere piani di bacino)- area<text:span text:style-name="T42"> o edificio </text:span>ricadente nella fascia <text:span text:style-name="T43">d'inedificabilità assoluta </text:span>e <text:span text:style-name="T38">di rispetto</text:span> di ….... m dal rio …....... (reticolo <text:span text:style-name="T38">primario, secondario, terziario</text:span>) in tratto non indagato dai vigenti Piani di Bacino;</text:p>
      <text:p text:style-name="P55">?????????????? (vedere piani di bacino) - zona ricompresa nella area a diversa suscettività al dissesto di versante - molto elevata (Pg4) - elevata (Pg3a)(Pg3b) - media (Pg2) - bassa (Pg1)- molto bassa (Pg0) di cui all’art. 12, comma 2, lettera b, delle N.d.A dei vigenti Piani di Bacino;</text:p>
      <text:p text:style-name="P30">?????????????? (vedere piani di bacino) - zona ricompresa nelle aree speciali di cui all’art. 12, comma 2, lettera c, delle N.d.A dei vigenti Piani di Bacino ed in particolare in area speciale di tipo A – B1-B2;</text:p>
      <text:p text:style-name="P55">- zona sottoposta a vincolo paesaggistico ai sensi dell’art. 142, comma 1 lettera a) del D.Lgs. 22 gennaio 2004, n. 42 in quanto ricadente all’interno della fascia di profondità di metri 300 dalla linea di battigia;</text:p>
      <text:p text:style-name="P55">- che l’autorizzazione ai fini paesaggistici è di competenza della Regione Liguria;</text:p>
      <text:p text:style-name="P55">- che l’autorizzazione ai fini paesaggistici è di competenza comunale e che in data…………….. relativamente alle opere oggetto del presente provvedimento è stata rilasciata l'autorizzazione paesaggistica n. <text:s text:c="2"/>………….. ai sensi dell’articolo 146 del D.Lgs 22.01.2004 n. 42;</text:p>
      <text:p text:style-name="P53">ATTENZIONE… da compilare nel provvedimento con la data della proposta</text:p>
      <text:p text:style-name="P53">Recepita</text:p>
      <text:list xml:id="list2321120250675842542" text:style-name="L12">
        <text:list-header>
          <text:p text:style-name="P54">- la proposta di provvedimento formulata ai sensi dell'art. 20, comma 3 del D.P.R. 380/01 <text:s/>e s.m.i. </text:p>
        </text:list-header>
      </text:list>
      <text:h text:style-name="P94" text:outline-level="3">ESPRIME IL PROPRIO ASSENSO ALL’INTERVENTO</text:h>
      <text:p text:style-name="P55"/>
      <text:p text:style-name="P55"><text:soft-page-break/>agli effetti urbanistico – edilizi, a condizione che ………………………………… per l'intervento da realizzarsi in conformità agli elaborati di progetto a firma [elenco_progettisti] e di seguito elencati:</text:p>
      <text:list xml:id="list8779388891524367619" text:style-name="L13">
        <text:list-item>
          <text:p text:style-name="P39"/>
        </text:list-item>
      </text:list>
      <text:p text:style-name="P38"/>
      <text:p text:style-name="P38"/>
      <text:p text:style-name="P75">Le opere oggetto del presente provvedimento non sono soggette a contributo di costruzione di cui alla L.R. 25/95, ai sensi dell'art. 39 della L.R. 16/08 e s.m.i.</text:p>
      <text:p text:style-name="P32"><text:span text:style-name="T21">L'esecuzione delle opere comporta <text:s/>la corresponsione del contributo di costruzione di cui Legge regionale n° 25 del 7 aprile 1995, ai sensi dell'art. 38 </text:span><text:span text:style-name="T40">o 39 (riduzione)</text:span><text:span text:style-name="T21">della Legge Regionale 6 giugno 2008 n. 16 e s.m.i., come di seguito determinati:</text:span></text:p>
      <text:p text:style-name="P55">1) quota di contributo di cui all'art. 2, comma 1, lett. a) della Legge regionale n° 25 del 7 aprile 1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40">a) quota interesse esclusivo operatore (B1):</text:p>
            <text:p text:style-name="P40"/>
          </table:table-cell>
          <table:table-cell table:style-name="Tabella1.A1" office:value-type="string">
            <text:p text:style-name="P41">[oneri_urb_1]</text:p>
          </table:table-cell>
        </table:table-row>
        <table:table-row table:style-name="Tabella1.1">
          <table:table-cell table:style-name="Tabella1.A1" office:value-type="string">
            <text:p text:style-name="P40">b) quota di interesse generale (B2): </text:p>
            <text:p text:style-name="P40"/>
          </table:table-cell>
          <table:table-cell table:style-name="Tabella1.A1" office:value-type="string">
            <text:p text:style-name="P41">[oneri_urb_2]</text:p>
          </table:table-cell>
        </table:table-row>
        <table:table-row table:style-name="Tabella1.1">
          <table:table-cell table:style-name="Tabella1.A1" office:value-type="string">
            <text:p text:style-name="P41">complessivamente</text:p>
          </table:table-cell>
          <table:table-cell table:style-name="Tabella1.A1" office:value-type="string">
            <text:p text:style-name="P41">[oneri_urb]</text:p>
          </table:table-cell>
        </table:table-row>
        <table:table-row table:style-name="Tabella1.1">
          <table:table-cell table:style-name="Tabella1.A1" office:value-type="string">
            <text:p text:style-name="P43"/>
          </table:table-cell>
          <table:table-cell table:style-name="Tabella1.A1" office:value-type="string">
            <text:p text:style-name="P42"/>
          </table:table-cell>
        </table:table-row>
      </table:table>
      <text:p text:style-name="P55">2) quota di contributo di cui all'art. 2, comma 1, lett. b) della Legge Regionale del 7 aprile 1995 n° 25 pari a [oneri_cc]</text:p>
      <text:p text:style-name="P91">Le quote di contributo ai sensi della L.R. n. 25 del 7/4/1995, come sopra determinate, dovranno essere versate entro e non oltre 30 giorni dalla data di ricevimento della notizia dell’avvenuta conclusione del procedimento, avvertendo che in difetto verrà applicata la sanzione ai sensi dell’art. 42 del D.P.R. 380/01 e successive modifiche e integrazioni.</text:p>
      <text:p text:style-name="P55"><text:span text:style-name="T27">(in caso di variante) Restano fermi gli obblighi e le prescrizioni derivanti dal provvedimento </text:span><text:span text:style-name="T31">n° * del *</text:span><text:span text:style-name="T27"> che qui si intendono integralmente richiamati.</text:span></text:p>
      <text:p text:style-name="P92"><text:soft-page-break/><text:span text:style-name="T37">I lavori dovranno essere iniziati entro un anno dalla data di rilascio del provvedimento conclusivo.</text:span><text:span text:style-name="T36"> </text:span></text:p>
      <text:p text:style-name="P92"><text:span text:style-name="T11">I</text:span>n ottemperanza al vigente Regolamento Edilizio ed alle norme di legge, l’esecuzione dei lavori è assoggettata ai seguenti adempimenti e prescrizioni.</text:p>
      <text:p text:style-name="P79">ADEMPIMENTI PRECEDENTI ALL'INIZIO DEI LAVORI</text:p>
      <text:list xml:id="list5981252390218209549" text:style-name="L14">
        <text:list-item>
          <text:p text:style-name="P71">comunicare al Settore Pianificazione Territoriale e Sistemi Informativi - Sportello Unico per l’Edilizia, <text:span text:style-name="T28">mediante il portale istanze online IOL</text:span><text:span text:style-name="T4"> </text:span><text:span text:style-name="T51">(inserendo il protocollo n. [protocollo] del [data_protocollo])</text:span><text:span text:style-name="T28">, </text:span>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9 dell'art. 16 del vigente Regolamento Edilizio) sottoscritta dal titolare, dal direttore lavori e dal titolare dell'impresa esecutrice in quanto responsabili ai fini ed agli effetti di quanto disposto dall'art. 29 del D.P.R. 380/01 e s.m.i., della conformità delle opere alle norme generali di leggi e regolamenti ed alle prescrizioni e modalità esecutive contenute nel presente <text:s/>provvedimento;</text:p>
        </text:list-item>
        <text:list-item>
          <text:p text:style-name="P67">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67">allegare alla comunicazione di inizio lavori <text:span text:style-name="T5">la documentazione atta alla verifica della regolarità contributiva del lavoratore autonomo o di tutte le imprese che eseguono le opere, secondo quanto previsto dalla vigente normativa in materia nonché quanto previsto </text:span><text:span text:style-name="T44">in ottemperanza all’art. 90 del 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68"><text:soft-page-break/>provvedere a tutti gli adempimenti indicati nel vigente Regolamento Edilizio relativi all'allestimento del cantiere <text:span text:style-name="T46">(art. 22 </text:span><text:span text:style-name="T49">Principi generali dell’esecuzione dei lavori <text:s/>- art 24. Conduzione del cantiere <text:s/>- art. 25 Cartelli di cantiere)</text:span><text:span text:style-name="T45">;</text:span></text:p>
        </text:list-item>
        <text:list-item>
          <text:p text:style-name="P67"><text:span text:style-name="T10">provvedere a quanto prescritt</text:span><text:span text:style-name="T7">o dall'art. 23 del vigente Regolamento Edilizio (</text:span><text:span text:style-name="T47">Punti fissi di linea e di livello</text:span><text:span text:style-name="T7">);</text:span><text:span text:style-name="T10"> (da lasciare solo in caso di intervento che riguardi nuove costruzioni, sostituzioni edilizie, o ristrutturazioni edilizie che prevedano ampliamenti, demolizioni e successive ricostruzioni o modifiche della sagoma) </text:span></text:p>
        </text:list-item>
        <text:list-item>
          <text:p text:style-name="P84"><text:span text:style-name="T5">depositare prima dell'inizio dei lavori delle opere strutturali presso l'ufficio preposto del competente Ente, la denuncia delle strutture ai sensi dell'art. 65 del <text:s/>Decreto Presidente Repubblica n.380 del 6.6.2001 e s.m.i. e del Decreto Ministeriale 14.1.2008 e dalla vigente normativa,</text:span> compreso ogni adempimento (se necessario) in ordine al rispetto della normativa in materia di rischio sismico, trasmettendo copia di tale denuncia al Settore Pianificazione Territoriale e Sistemi Informativi, munita degli estremi di avvenuta presentazione all'ente competente;</text:p>
        </text:list-item>
        <text:list-item>
          <text:p text:style-name="P84">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86"><text:span text:style-name="T18">attivare preliminarmente, in caso di </text:span><text:span text:style-name="Car._20_predefinito_20_paragrafo"><text:span text:style-name="T18">riutilizzo</text:span></text:span><text:span text:style-name="T18"> di </text:span><text:span text:style-name="T19">terre e rocce da scavo </text:span><text:span text:style-name="T18">per i reinterri o riempimenti, <text:s/></text:span><text:span text:style-name="Car._20_predefinito_20_paragrafo"><text:span text:style-name="T16">la procedura prevista a termini delle vigenti normative in materia;</text:span></text:span></text:p>
        </text:list-item>
        <text:list-item>
          <text:p text:style-name="P86"><text:span text:style-name="Car._20_predefinito_20_paragrafo"><text:span text:style-name="T16">acquisire, in caso di attività rumorose temporanee previste nel cantiere edile, l'autorizzazione in deroga ai vigenti limiti di rumorosità imposti dalla legge rilasciata dal civico Servizio Ambiente;</text:span></text:span></text:p>
        </text:list-item>
        <text:list-item>
          <text:p text:style-name="P84">chiedere ed ottenere dai competenti uffici le autorizzazioni e/o concessioni per gli eventuali accessi carrai, manomissioni, ripristini e/o occupazioni del suolo pubblico.</text:p>
        </text:list-item>
      </text:list>
      <text:p text:style-name="P34">ADEMPIMENTI NEL CORSO DEI LAVORI</text:p>
      <text:p text:style-name="P32">Durante l'esecuzione dei lavori il titolare del <text:s/>provvedimento finale dovrà:</text:p>
      <text:list xml:id="list38593627" text:continue-list="list5981252390218209549" text:style-name="L14">
        <text:list-item text:start-value="1">
          <text:p text:style-name="P89"><text:soft-page-break/>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 ;</text:p>
        </text:list-item>
        <text:list-item>
          <text:p text:style-name="P89">comunicare <text:span text:style-name="T36">tempestivamente </text:span>al Settore Pianificazione Territoriale Sportello Unico per l'Edilizia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90"><text:span text:style-name="T32">comunicare </text:span><text:span text:style-name="T34">preventivamente</text:span><text:span text:style-name="T32"> al Settore Pianificazione Territoriale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33"> dalla vigente normativa (art. 90 del D. Lgs 81/08 e s.m.i.);</text:span></text:p>
        </text:list-item>
        <text:list-item>
          <text:p text:style-name="P90">richiedere all'ufficio preposto del Settore Pianificazione Territoriale, prima dell'ultimazione delle strutture in elevazione, la verifica della corrispondenza plano/altimetrica dell'edificio rispetto al progetto approvato;</text:p>
        </text:list-item>
        <text:list-item>
          <text:p text:style-name="P90">richiedere l'esecuzione del sopralluogo all'ufficio preposto del Settore Pianificazione Territoriale, per le scelte cromatiche e tipologiche relative all'esecuzione delle opere di tinteggiatura e/o finitura delle pareti ed elementi a vista, previa campionatura in sito delle tinte da eseguirsi;</text:p>
        </text:list-item>
        <text:list-item>
          <text:p text:style-name="P73">ottenere preventivamente nuovo titolo edilizio, nel caso si manifesti in corso d'opera la necessità di introdurre modifiche al progetto non rientranti nella fattispecie dell'art. 25, comma 1 e 2, <text:s/>per l'approvazione di un progetto di variante;</text:p>
        </text:list-item>
        <text:list-item>
          <text:p text:style-name="P73"><text:soft-page-break/>adottare tutti i provvedimenti necessari a garantire la sicurezza, l’igiene ed il decoro del cantiere anche in caso interruzioni dei lavori comunicando al Settore Pianificazione Territoriale - Sportello Unico per l'Edilizia, tali interruzioni e la successiva ripresa;</text:p>
        </text:list-item>
      </text:list>
      <text:p text:style-name="P32"><text:span text:style-name="T37">I lavori relativi alle opere previste nel provvedimento finale dovranno essere ultimati entro tre anni dalla data di inizio,</text:span> fatte salve le eventuali proroghe previste ai sensi dell’art. 15, comma 2 e 2bis del D.P.R. 380/01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p>
      <text:p text:style-name="P35">ADEMPIMENTI SUCCESSIVI ALLA CONCLUSIONE DEI LAVORI</text:p>
      <text:p text:style-name="P32"><text:span text:style-name="T29">Entro il termine di 15 giorni dalla data di effettiva ultimazione dei lavori,</text:span><text:span text:style-name="T28"> </text:span><text:span text:style-name="T4">il titolare del presente provvedimento unitamente al Direttore Lavori </text:span>deve dare formale comunicazione al Settore Pianificazione Territoriale e Sistemi Informativi - Sportello Unico per l'Edilizia. Alla comunicazione di ultimazione dei lavori, <text:span text:style-name="T28">da inviare mediante il portale istanze online IOL </text:span>dovranno essere allegati:</text:p>
      <text:list xml:id="list38571951" text:continue-list="list38593627" text:style-name="L14">
        <text:list-item text:start-value="1">
          <text:p text:style-name="P67">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69">copia degli elaborati grafici corrispondenti alla situazione finale <text:span text:style-name="T50">nel caso in cui siano state eseguite varianti ai sensi dell'art. 25 della L.R. 16/08 </text:span>nel quale siano indicati distintamente i titoli edilizi riferiti alle singole varianti</text:p>
        </text:list-item>
        <text:list-item>
          <text:p text:style-name="P67">certificato di esecuzione a regola d'arte di tutte le opere realizzate ai fini della stabilità, della sicurezza ed incolumità pubblica e privata, redatto e firmato dal Direttore dei lavori;</text:p>
        </text:list-item>
        <text:list-item>
          <text:p text:style-name="P67"><text:soft-page-break/><text:span text:style-name="T10">(solo nel caso non sia prevista l'agibilità)</text:span><text:span text:style-name="T5"> copia del certificato di collaudo statico di cui all'art. 67 del Decreto Presidente Repubblica n.380 del 6.6.2001 e s.m.i. munito degli estremi di avvenuta presentazione all'Ente competente;</text:span></text:p>
        </text:list-item>
        <text:list-item>
          <text:p text:style-name="P67"><text:span text:style-name="T10">(solo nel caso non sia prevista l'agibilità)</text:span><text:span text:style-name="T5"> copia della ricevuta della variazione catastale e relativa planimetria depositata; </text:span></text:p>
        </text:list-item>
        <text:list-item>
          <text:p text:style-name="P69">dichiarazione di conformità delle opere realizzate rispetto al progetto e alle sue eventuali varianti ed alla relazione tecnica ex legge 10/91 e s.m.i. ( corredata preferibilmente da adeguato repertorio fotografico realizzato in corso d'opera) resa nelle forma richiesta dall'art. 15, comma 1 del D.lgs 192/05 e <text:s/><text:span text:style-name="T52">attestato di qualificazione energetica <text:s/>(AQE) asseverato dal Direttore dei lavori ai sensi dell'art. 8, comma 2 del D.lgs 192/05 e s.m.i.</text:span><text:span text:style-name="T57">,</text:span> <text:s/><text:span text:style-name="T54">IN CASO DI EDIFICI DI NUOVA COSTRUZIONE <text:s/>O DI RISTRUTTURAZIONE IMPORTANTE DI PRIMO E SECONDO LIVELLO sostituire la parte in grassetto con la seguente</text:span> <text:span text:style-name="T53">attestato di <text:s/>prestazione energetica (APE) ai sensi dell'art. 6, comma 1 del D.lgs 192/05 e s.m.i. redatto da esperto qualificato e indipendente </text:span></text:p>
        </text:list-item>
        <text:list-item>
          <text:p text:style-name="P69">dichiarazioni di conformità degli impianti realizzati o modificati e relativi allegati obbligatori rilasciate dalle imprese installatrici ai sensi dell’art. 7 del <text:s/>D.M. 22.01.2008 n. 37;</text:p>
        </text:list-item>
        <text:list-item>
          <text:p text:style-name="P69">documentazione attestante l'avvenuto adempimento a quanto prescritto dall'art. 3 comma 2 della L.R. 5/2010 e s.m.i. <text:span text:style-name="T50">“norme tecniche e procedurali per la prevenzione delle cadute dall'alto nei cantieri temporenei o mobili”</text:span></text:p>
        </text:list-item>
        <text:list-item>
          <text:p text:style-name="P69">dichiarazione di conformità del direttore dei lavori e del geologo all'uopo incaricato che attestino la rispondenza delle opere eseguite a quanto prescritto dalla perizia geologica a norma della vigente normativa;</text:p>
        </text:list-item>
        <text:list-item>
          <text:p text:style-name="P69"><text:span text:style-name="T42">(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69"><text:soft-page-break/>copia o estremi dell'autorizzazione allo smaltimento dei liquami fognatizi (acque bianche e nere) rilasciata dall'organo competente (art. 15 e art. 32 del Regolamento per il servizio pubblico di fognature comunale); </text:p>
        </text:list-item>
        <text:list-item>
          <text:p text:style-name="P69">documentazione comprovante l'avvenuto allacciamento ai pubblici servizi ed attestazione di regolare approvvigionamento di acqua potabile (art. 56 e <text:s/>57 del Regolamento di igiene del suolo, dell'abitato, dell'edilizia e art. 32.1 i) dotazioni tecniche del Regolamento Edilizio vigente);</text:p>
        </text:list-item>
        <text:list-item>
          <text:p text:style-name="P67">certificato di prevenzione incendi rilasciato dal Comando Provinciale dei Vigili del Fuoco di Savona ai sensi della vigente normativa (<text:span text:style-name="T26">ovvero</text:span> copia della ricevuta della presentazione della S.C.I.A prevista dall'art. 4, comma 1 del D.P.R. 1 agosto 2011 n. 151 nei casi ivi previsti) <text:s/>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69">copia o estremi, ove occorra, dell'istanza di attribuzione del numero civico per edifici oggetto del presente provvedimento rilasciata dal civico ufficio Toponomastica;</text:p>
        </text:list-item>
        <text:list-item>
          <text:p text:style-name="P70">ottemperanza agli obblighi contenuti nella convenzione urbanistica <text:s/>rogata <text:s/>in data <text:s/>….......... dal notaio …......., repertorio n° ….....e raccolta n° …...., <text:s/>richiamata in premessa .</text:p>
        </text:list-item>
        <text:list-item>
          <text:p text:style-name="P69">Ogni altra documentazione prescritta da specifiche norme di settore in relazione alla tipologia dell'intervento e dell'opera realizzata;</text:p>
        </text:list-item>
        <text:list-item>
          <text:p text:style-name="P69">eventuali atti di vincolo prescritti nel permesso di costruire o nei relativi atti di convenzione.</text:p>
        </text:list-item>
      </text:list>
      <text:list xml:id="list8076248028215620208" text:style-name="L15">
        <text:list-header>
          <text:p text:style-name="P77"><text:span text:style-name="T21">Qualora necessario a termini di legge (nei casi dubbi inserire), </text:span><text:s/>il soggetto titolare del presente provvedimento, entro il termine di 15 giorni dall'ultimazione dei lavori di finitura dell'intervento, è tenuto a presentare segnalazione di agibilità, ai sensi <text:soft-page-break/>dell'art.24 del D.P.R. 6 giugno 2001, n° 380 <text:s/>e s.m.i. corredata dalla documentazione ivi prevista mediante il portale istanze online IOL.</text:p>
        </text:list-header>
      </text:list>
      <text:p text:style-name="P32">La vigilanza delle opere sarà esercitata ai sensi delle norme di cui al Titolo IV della Parte I del D.P.R. 380/01 e s.m.i. a mezzo di funzionari ed agenti comunali e di ogni altro strumento di controllo che si riterrà utile adottare.</text:p>
      <text:p text:style-name="P32">In caso di inosservanza di norme, di leggi o di regolamenti, nonché delle prescrizioni e modalità esecutive contenute nel presente atto si procederà all’applicazione delle procedure sanzionatorie, di sospensione di opere o demolitorie, commisurate alle violazioni accertate, previste dalla vigente normativa e regolamentazione in materia.</text:p>
      <text:p text:style-name="P32">L'entrata in vigore di nuove previsioni urbanistiche con le quali il presente atto sia in contrasto, comporta la decadenza dello stesso, salvo che i lavori siano stati iniziati e vengano completati entro tre anni dalla data di inizio.</text:p>
      <text:p text:style-name="P32">Il presente at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32">Il titolare del provvedimento finale, il committente e l'esecutore dei lavori sono responsabili, ai fini degli effetti dell'art. 29 del D.P.R. 6 giugno 2001 n°380, della conformità delle opere alla normativa urbanistica, alle previsioni di piano nonchè, unitamente al direttore dei lavori della conformità alle prescrizioni e modalità esecutive contenute nel presente provvedimento.</text:p>
      <text:p text:style-name="P32">Il provvedimento finale conforme, in quanto sostitutivo, a tutti gli effetti di legge, al permesso di costruire è assoggettato all’applicazione delle norme di cui al D.P.R. 6 giugno 2001, n° 380 e s.m.i e le sanzioni previste dalla sezione III dello stesso D.P.R. </text:p>
      <text:p text:style-name="P80"/>
      <table:table table:name="Tabella5" table:style-name="Tabella5">
        <table:table-column table:style-name="Tabella5.A"/>
        <table:table-column table:style-name="Tabella5.B"/>
        <table:table-row table:style-name="Tabella5.1">
          <table:table-cell table:style-name="Tabella5.A1" office:value-type="string">
            <text:p text:style-name="P9"/>
          </table:table-cell>
          <table:table-cell table:style-name="Tabella5.A1" office:value-type="string">
            <text:p text:style-name="P11">Il Dirigente</text:p>
          </table:table-cell>
        </table:table-row>
        <table:table-row table:style-name="Tabella5.1">
          <table:table-cell table:style-name="Tabella5.A1" office:value-type="string">
            <text:p text:style-name="P10"/>
          </table:table-cell>
          <table:table-cell table:style-name="Tabella5.A1" office:value-type="string">
            <text:p text:style-name="P9">${documentRoot.protocollo.DIRIGENTE_DEFINI<text:soft-page-break/>TIVO} </text:p>
            <text:p text:style-name="P3">(Sottoscritto digitalmente ai sensi</text:p>
            <text:p text:style-name="P3">dell'art. 21 D.Lgs n. 82/2005 e s.m.i.)</text:p>
            <text:p text:style-name="P9"/>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St2z0" style:family="text">
      <style:text-properties style:font-name="Symbol" fo:font-size="11pt" style:font-size-asian="11pt" style:font-name-complex="Symbol" style:font-size-complex="11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style:header>
      <style:header-left>
        <text:p text:style-name="Header_20_left"><text:span text:style-name="Car._20_predefinito_20_paragrafo"><text:span text:style-name="MT1"/></text:span></text:p>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6T18:37:12.45</dc:date>
    <meta:print-date>2013-02-20T09:35:00</meta:print-date>
    <meta:editing-cycles>56</meta:editing-cycles>
    <meta:editing-duration>PT4H51M35S</meta:editing-duration>
    <meta:generator>OpenOffice/4.1.0$Win32 OpenOffice.org_project/410m18$Build-9764</meta:generator>
    <meta:document-statistic meta:table-count="5" meta:image-count="1" meta:object-count="0" meta:page-count="14" meta:paragraph-count="128" meta:word-count="3692" meta:character-count="25719"/>
  </office:meta>
</office:document-meta>
</file>